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1.1783in"/>
    </style:style>
    <style:style style:name="co8" style:family="table-column">
      <style:table-column-properties fo:break-before="auto" style:column-width="0.9673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7555in"/>
    </style:style>
    <style:style style:name="co11" style:family="table-column">
      <style:table-column-properties fo:break-before="auto" style:column-width="1.0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129">
      <style:table-cell-properties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text-underline-style="none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'2021-06-03'.N2">
          <table:error-message table:message-type="stop" table:display="true"/>
        </table:content-validation>
      </table:content-validations>
      <table:table table:name="2021-06-03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Region</text:p>
          </table:table-cell>
          <table:table-cell table:style-name="ce6" office:value-type="string" calcext:value-type="string">
            <text:p>Previous edition</text:p>
          </table:table-cell>
          <table:table-cell table:style-name="ce6" office:value-type="string" calcext:value-type="string">
            <text:p>Previous date</text:p>
          </table:table-cell>
          <table:table-cell table:style-name="ce6" office:value-type="string" calcext:value-type="string">
            <text:p>Previous year</text:p>
          </table:table-cell>
          <table:table-cell table:style-name="ce1" office:value-type="string" calcext:value-type="string">
            <text:p>Current status</text:p>
          </table:table-cell>
          <table:table-cell table:style-name="ce6" office:value-type="string" calcext:value-type="string">
            <text:p>Expected date</text:p>
          </table:table-cell>
          <table:table-cell table:style-name="ce6" office:value-type="string" calcext:value-type="string">
            <text:p>Expected year</text:p>
          </table:table-cell>
          <table:table-cell table:style-name="ce6" office:value-type="string" calcext:value-type="string">
            <text:p>Postponed</text:p>
          </table:table-cell>
          <table:table-cell table:style-name="ce6" office:value-type="string" calcext:value-type="string">
            <text:p>Cancelled editions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cial media</text:p>
          </table:table-cell>
          <table:table-cell table:style-name="ce1" office:value-type="string" calcext:value-type="string">
            <text:p>Online</text:p>
          </table:table-cell>
        </table:table-row>
        <table:table-row table:style-name="ro1">
          <table:table-cell table:style-name="ce1" office:value-type="string" calcext:value-type="string">
            <text:p>Yukicon</text:p>
          </table:table-cell>
          <table:table-cell table:style-name="ce1" office:value-type="string" calcext:value-type="string">
            <text:p>Opole</text:p>
          </table:table-cell>
          <table:table-cell table:style-name="ce1" office:value-type="string" calcext:value-type="string">
            <text:p>opolskie</text:p>
          </table:table-cell>
          <table:table-cell table:style-name="ce6" office:value-type="string" calcext:value-type="string">
            <text:p>VIII</text:p>
          </table:table-cell>
          <table:table-cell table:style-name="ce6" office:value-type="string" calcext:value-type="string">
            <text:p>11.01 – 12.01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yukicon.mangowcy.pl/" xlink:type="simple">https://yukicon.mangowcy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ishiteru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8.02 – 9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aishiteru.pl/" xlink:type="simple">https://aishiteru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Fantasmagoria</text:p>
          </table:table-cell>
          <table:table-cell table:style-name="ce1" office:value-type="string" calcext:value-type="string">
            <text:p>Gniezno</text:p>
          </table:table-cell>
          <table:table-cell table:style-name="ce1" office:value-type="string" calcext:value-type="string">
            <text:p>wielkopolski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7.02 – 9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fantasmagoria.gniezno.pl/" xlink:type="simple">https://fantasmagoria.gniezno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Gakkon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6" office:value-type="string" calcext:value-type="string">
            <text:p>6 Edycja Świąteczna</text:p>
          </table:table-cell>
          <table:table-cell table:style-name="ce6" office:value-type="string" calcext:value-type="string">
            <text:p>6.12 – 8.12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gakkon/" xlink:type="simple">https://gakkon</text:a>.org/</text:p>
          </table:table-cell>
          <table:table-cell table:style-name="ce1" office:value-type="string" calcext:value-type="string">
            <text:p><text:a xlink:href="https://www.facebook.com/konwentgakkon/" xlink:type="simple">https://www.facebook.com/konwentgakkon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Rumia Comic Con</text:p>
          </table:table-cell>
          <table:table-cell table:style-name="ce1" office:value-type="string" calcext:value-type="string">
            <text:p>Rumia</text:p>
          </table:table-cell>
          <table:table-cell table:style-name="ce1" office:value-type="string" calcext:value-type="string">
            <text:p>pomorski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.03" calcext:value-type="float">
            <text:p>7.03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float" office:value="11.09" calcext:value-type="float">
            <text:p>11.09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2021: 13.03 → 11.09)</text:p>
          </table:table-cell>
          <table:table-cell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RumiaComicCon/" xlink:type="simple">https://www.facebook.com/RumiaComicCon/</text:a></text:p>
          </table:table-cell>
          <table:table-cell table:style-name="ce1" office:value-type="string" calcext:value-type="string">
            <text:p><text:a xlink:href="https://www.facebook.com/events/451594169283145/" xlink:type="simple">https://www.facebook.com/events/451594169283145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amicon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6" office:value-type="string" calcext:value-type="string">
            <text:p>La Révolution par Namicon</text:p>
          </table:table-cell>
          <table:table-cell table:style-name="ce6" office:value-type="string" calcext:value-type="string">
            <text:p>13.07–14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Autum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Yes (Namifonia: 25.04.2020 – 26.04.2020 → Autumn 2020)</text:p>
          </table:table-cell>
          <table:table-cell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namicon.pl/" xlink:type="simple">http://namicon.pl/</text:a></text:p>
          </table:table-cell>
          <table:table-cell table:style-name="ce1" office:value-type="string" calcext:value-type="string">
            <text:p><text:a xlink:href="https://www.facebook.com/namicon.nami" xlink:type="simple">https://www.facebook.com/namicon.nami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icon</text:p>
          </table:table-cell>
          <table:table-cell table:style-name="ce1" office:value-type="string" calcext:value-type="string">
            <text:p>Rybnik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6.03–17.03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4.03 – 15.03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aicon.com.pl/" xlink:type="simple">https://aicon.com.pl/</text:a></text:p>
          </table:table-cell>
          <table:table-cell table:style-name="ce1" office:value-type="string" calcext:value-type="string">
            <text:p><text:a xlink:href="https://www.facebook.com/events/521058525145223" xlink:type="simple">https://www.facebook.com/events/521058525145223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GDAK</text:p>
          </table:table-cell>
          <table:table-cell table:style-name="ce1" office:value-type="string" calcext:value-type="string">
            <text:p>Gdańsk</text:p>
          </table:table-cell>
          <table:table-cell table:style-name="ce1" office:value-type="string" calcext:value-type="string">
            <text:p>pomo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6 – 8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4.06 – 6.06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wbpg.org.pl/wydarzenia" xlink:type="simple">http://wbpg.org.pl/wydarzenia</text:a></text:p>
          </table:table-cell>
          <table:table-cell table:style-name="ce1" office:value-type="string" calcext:value-type="string">
            <text:p><text:a xlink:href="https://www.facebook.com/Gdańskie-Spotkania-Komiksowe-GDAK-Gdańsk-Comic-Book-Meetings-GDAK-919487211431356/" xlink:type="simple">https://www.facebook.com/Gda%C5%84skie-Spotkania-Komiksowe-GDAK-Gda%C5%84sk-Comic-Book-Meetings-GDAK-919487211431356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Śląskie Dni Fantastyki</text:p>
          </table:table-cell>
          <table:table-cell table:style-name="ce1" office:value-type="string" calcext:value-type="string">
            <text:p>Chorzów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3.03 – 24.03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6.09 – 27.0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Yes (2020: 21.03 – 22.03 → 26.09 – 27.09 → cancelled)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sdf.org.pl/" xlink:type="simple">https://www.sdf.org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Krakowski Festiwal Komiksu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0.03 – 31.03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" office:value-type="string" calcext:value-type="string">
            <text:p>3.04 – 5.04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komiks.org.pl/" xlink:type="simple">https://komiks.org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Dzień Kultury Japońskiej i Festiwalu Kultur Azjatyckich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8 EDYCJA</text:p>
          </table:table-cell>
          <table:table-cell table:style-name="ce6" office:value-type="float" office:value="13.04" calcext:value-type="float">
            <text:p>13.04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facebook.com/japonskiw2lo/" xlink:type="simple">https://www.facebook.com/japonskiw2lo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orcon</text:p>
          </table:table-cell>
          <table:table-cell table:style-name="ce1" office:value-type="string" calcext:value-type="string">
            <text:p>Gorzów Wielkopolski</text:p>
          </table:table-cell>
          <table:table-cell table:style-name="ce1" office:value-type="string" calcext:value-type="string">
            <text:p>lubu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04 – 14.04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8.03 – 29.03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Yes (2020: 28.03 – 29.03 → October → cancelled)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facebook.com/FantastaGW/" xlink:type="simple">https://www.facebook.com/FantastaGW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kon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6" office:value-type="string" calcext:value-type="string">
            <text:p>2019 (XIX)</text:p>
          </table:table-cell>
          <table:table-cell table:style-name="ce6" office:value-type="string" calcext:value-type="string">
            <text:p>26.04 – 28.04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7.06 – 19.06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string" calcext:value-type="string">
            <text:p>Yes (2020: 8.05 – 10.05 → 10.07 – 12.07 → cancelled, 2021: 14.05 – 16.05 → 2.07 – 4.07 → cancelled)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pyrkon.pl/" xlink:type="simple">https://pyrk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Festiwal Studiów Azjatyckich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6" office:value-type="string" calcext:value-type="string">
            <text:p>VI (VII online)</text:p>
          </table:table-cell>
          <table:table-cell table:style-name="ce6" office:value-type="string" calcext:value-type="string">
            <text:p>10.05 – 12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/VII</text:p>
          </table:table-cell>
          <table:table-cell table:style-name="ce1" office:value-type="string" calcext:value-type="string">
            <text:p><text:a xlink:href="https://www.facebook.com/fsa.uj/" xlink:type="simple">https://www.facebook.com/fsa.uj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Sakurakon</text:p>
          </table:table-cell>
          <table:table-cell table:style-name="ce1" office:value-type="string" calcext:value-type="string">
            <text:p>Opole</text:p>
          </table:table-cell>
          <table:table-cell table:style-name="ce1" office:value-type="string" calcext:value-type="string">
            <text:p>opolskie</text:p>
          </table:table-cell>
          <table:table-cell table:style-name="ce6" office:value-type="string" calcext:value-type="string">
            <text:p>VII</text:p>
          </table:table-cell>
          <table:table-cell table:style-name="ce6" office:value-type="string" calcext:value-type="string">
            <text:p>18.05 – 19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9.05 – 30.05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VIII: 30.05.2020 – 31.05.2020 → 29.05.2021 – 30.05.2021 → cancelled)</text:p>
          </table:table-cell>
          <table:table-cell table:style-name="ce6" office:value-type="string" calcext:value-type="string">
            <text:p>VIII</text:p>
          </table:table-cell>
          <table:table-cell table:style-name="ce1" office:value-type="string" calcext:value-type="string">
            <text:p><text:a xlink:href="https://www.facebook.com/omaopole/" xlink:type="simple">https://www.facebook.com/omaopol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Festiwal Kultury Japońskiej Ichigo Matsuri</text:p>
          </table:table-cell>
          <table:table-cell table:style-name="ce1" office:value-type="string" calcext:value-type="string">
            <text:p>Katowice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string" calcext:value-type="string">
            <text:p>VII</text:p>
          </table:table-cell>
          <table:table-cell table:style-name="ce6" office:value-type="float" office:value="15.06" calcext:value-type="float">
            <text:p>15.06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centrumichigo/" xlink:type="simple">https://www.facebook.com/centrumichigo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ificon Expo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1.06 – 23.06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7.12 – 19.12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2020: 21.08.2020 – 23.08.2020 → 11.12.2020 – 13.12.2020 → 2.07.2021 – 4.07.2021 → 17.12.2021 – 19.12.2021)</text:p>
          </table:table-cell>
          <table:table-cell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magnificon.conrego.com/" xlink:type="simple">https://magnificon.conrego.com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Dni Fantastyki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5.07 – 7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0.08 – 22.08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facebook.com/DniFantastyki" xlink:type="simple">https://www.facebook.com/DniFantastyki</text:a></text:p>
          </table:table-cell>
          <table:table-cell table:style-name="ce1" office:value-type="string" calcext:value-type="string">
            <text:p><text:a xlink:href="https://www.facebook.com/events/574150646891762/" xlink:type="simple">https://www.facebook.com/events/574150646891762/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Weekend z Japonią „Ikigai”</text:p>
          </table:table-cell>
          <table:table-cell table:style-name="ce1" office:value-type="string" calcext:value-type="string">
            <text:p>Rzeszów</text:p>
          </table:table-cell>
          <table:table-cell table:style-name="ce1" office:value-type="string" calcext:value-type="string">
            <text:p>podkarpac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7 – 8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ikigai.mst.blue/" xlink:type="simple">https://ikigai.mst.blue/</text:a></text:p>
          </table:table-cell>
          <table:table-cell table:style-name="ce1" office:value-type="string" calcext:value-type="string">
            <text:p><text:a xlink:href="https://www.facebook.com/IkigaiRzeszow" xlink:type="simple">https://www.facebook.com/IkigaiRzeszow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ochicon</text:p>
          </table:table-cell>
          <table:table-cell table:style-name="ce1" office:value-type="string" calcext:value-type="string">
            <text:p>Rybnik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07 – 14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mochicon.pl/" xlink:type="simple">http://mochic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Krzyżakon</text:p>
          </table:table-cell>
          <table:table-cell table:style-name="ce1" office:value-type="string" calcext:value-type="string">
            <text:p>Malbork</text:p>
          </table:table-cell>
          <table:table-cell table:style-name="ce1" office:value-type="string" calcext:value-type="string">
            <text:p>pomo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07 – 14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krzyzakon.pl/" xlink:type="simple">https://krzyzak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yskon</text:p>
          </table:table-cell>
          <table:table-cell table:style-name="ce1" office:value-type="string" calcext:value-type="string">
            <text:p>Nysa</text:p>
          </table:table-cell>
          <table:table-cell table:style-name="ce1" office:value-type="string" calcext:value-type="string">
            <text:p>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9.07 – 21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3.08 – 15.08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nyskon.pl/" xlink:type="simple">http://nyskon.pl/</text:a></text:p>
          </table:table-cell>
          <table:table-cell table:style-name="ce1" office:value-type="string" calcext:value-type="string">
            <text:p><text:a xlink:href="https://www.facebook.com/events/1375432972637544/" xlink:type="simple">https://www.facebook.com/events/1375432972637544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Watcon</text:p>
          </table:table-cell>
          <table:table-cell table:style-name="ce1" office:value-type="string" calcext:value-type="string">
            <text:p>Zielona Góra</text:p>
          </table:table-cell>
          <table:table-cell table:style-name="ce1" office:value-type="string" calcext:value-type="string">
            <text:p>lubuski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9.07 – 21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watcon.info/" xlink:type="simple">http://watcon.info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kierCon</text:p>
          </table:table-cell>
          <table:table-cell table:style-name="ce1" office:value-type="string" calcext:value-type="string">
            <text:p>Skierniewice</text:p>
          </table:table-cell>
          <table:table-cell table:style-name="ce1" office:value-type="string" calcext:value-type="string">
            <text:p>łódz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6.07 – 28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17" office:value-type="string" calcext:value-type="string">
            <text:p>–</text:p>
          </table:table-cell>
          <table:table-cell table:style-name="ce1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skiercon.pl/" xlink:type="simple">https://www.skierc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olcon</text:p>
          </table:table-cell>
          <table:table-cell table:number-columns-repeated="2" table:style-name="ce5" office:value-type="string" calcext:value-type="string">
            <text:p>wiele</text:p>
          </table:table-cell>
          <table:table-cell table:style-name="ce6" office:value-type="string" calcext:value-type="string">
            <text:p>2019 (Białystok)</text:p>
          </table:table-cell>
          <table:table-cell table:style-name="ce6" office:value-type="string" calcext:value-type="string">
            <text:p>8.08 – 11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polcon.pl/" xlink:type="simple">https://polc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NiuCon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9.08 – 11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mi.niucon.pl/" xlink:type="simple">http://mi.niucon.pl/</text:a></text:p>
          </table:table-cell>
          <table:table-cell table:style-name="ce1" office:value-type="string" calcext:value-type="string">
            <text:p><text:a xlink:href="https://www.facebook.com/KonwentNiuCon/" xlink:type="simple">https://www.facebook.com/KonwentNiuCon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Ogólnopolski Festiwal Sabat Fiction-Fest</text:p>
          </table:table-cell>
          <table:table-cell table:style-name="ce1" office:value-type="string" calcext:value-type="string">
            <text:p>Kielce</text:p>
          </table:table-cell>
          <table:table-cell table:style-name="ce1" office:value-type="string" calcext:value-type="string">
            <text:p>świętokrzy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6.08 – 18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6" office:value-type="string" calcext:value-type="string">
            <text:p>21.08 – 23.08</text:p>
          </table:table-cell>
          <table:table-cell table:style-name="ce1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1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sabatfiction-fest.pl/" xlink:type="simple">https://sabatfiction-fest.pl/</text:a></text:p>
          </table:table-cell>
          <table:table-cell table:style-name="ce1" office:value-type="string" calcext:value-type="string">
            <text:p><text:a xlink:href="https://www.facebook.com/SabatFictionFest/" xlink:type="simple">https://www.facebook.com/SabatFictionFest/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ConFiction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6.08 – 18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confiction.pl/" xlink:type="simple">https://confiction.pl/</text:a></text:p>
          </table:table-cell>
          <table:table-cell table:style-name="ce1" office:value-type="string" calcext:value-type="string">
            <text:p><text:a xlink:href="https://www.facebook.com/ConfictionFestival" xlink:type="simple">https://www.facebook.com/ConfictionFestival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Imagikon</text:p>
          </table:table-cell>
          <table:table-cell table:style-name="ce1" office:value-type="string" calcext:value-type="string">
            <text:p>Legnica</text:p>
          </table:table-cell>
          <table:table-cell table:style-name="ce1" office:value-type="string" calcext:value-type="string">
            <text:p>dolno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6.08 – 18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Defunct</text:p>
          </table:table-cell>
          <table:table-cell table:number-columns-repeated="6"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Medalikon</text:p>
          </table:table-cell>
          <table:table-cell table:style-name="ce1" office:value-type="string" calcext:value-type="string">
            <text:p>Częstochowa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string" calcext:value-type="string">
            <text:p>VI</text:p>
          </table:table-cell>
          <table:table-cell table:style-name="ce6" office:value-type="string" calcext:value-type="string">
            <text:p>23.08 – 25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www.medalikon.czest.pl/" xlink:type="simple">www.medalikon.czest.pl</text:a></text:p>
          </table:table-cell>
          <table:table-cell table:style-name="ce1" office:value-type="string" calcext:value-type="string">
            <text:p><text:a xlink:href="https://www.facebook.com/medalikon.slc/" xlink:type="simple">https://www.facebook.com/medalikon.slc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ucon</text:p>
          </table:table-cell>
          <table:table-cell table:style-name="ce1" office:value-type="string" calcext:value-type="string">
            <text:p>Chorzów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string" calcext:value-type="string">
            <text:p>XX-lecie</text:p>
          </table:table-cell>
          <table:table-cell table:style-name="ce6" office:value-type="string" calcext:value-type="string">
            <text:p>23.08 – 25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asucon.pl/" xlink:type="simple">https://www.asucon.pl/</text:a></text:p>
          </table:table-cell>
          <table:table-cell table:style-name="ce1" office:value-type="string" calcext:value-type="string">
            <text:p><text:a xlink:href="https://www.facebook.com/asuconSKF/" xlink:type="simple">https://www.facebook.com/asuconSKF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Hikari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6" office:value-type="string" calcext:value-type="string">
            <text:p>Another Story 2020</text:p>
          </table:table-cell>
          <table:table-cell table:style-name="ce6" office:value-type="float" office:value="26.09" calcext:value-type="float">
            <text:p>26.09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hikari-fest.pl/" xlink:type="simple">https://hikari-fest.pl/</text:a></text:p>
          </table:table-cell>
          <table:table-cell table:style-name="ce1" office:value-type="string" calcext:value-type="string">
            <text:p><text:a xlink:href="https://www.facebook.com/ConTrust-655144944926118/" xlink:type="simple">https://www.facebook.com/ConTrust-655144944926118/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Twierdza</text:p>
          </table:table-cell>
          <table:table-cell table:style-name="ce1" office:value-type="string" calcext:value-type="string">
            <text:p>Giżycko</text:p>
          </table:table-cell>
          <table:table-cell table:style-name="ce1" office:value-type="string" calcext:value-type="string">
            <text:p>warmińsko-mazu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9 – 8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3.09 – 5.09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festiwaltwierdza.pl/" xlink:type="simple">http://festiwaltwierdza.pl/</text:a></text:p>
          </table:table-cell>
          <table:table-cell table:style-name="ce1" office:value-type="string" calcext:value-type="string">
            <text:p><text:a xlink:href="https://www.facebook.com/events/2426927174291196/" xlink:type="simple">https://www.facebook.com/events/2426927174291196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Kapitularz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9 – 8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6" office:value-type="string" calcext:value-type="string">
            <text:p>4.09 – 6.0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1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kapitularz.pl/" xlink:type="simple">https://kapitularz.pl</text:a></text:p>
          </table:table-cell>
          <table:table-cell table:style-name="ce1" office:value-type="string" calcext:value-type="string">
            <text:p><text:a xlink:href="https://www.facebook.com/Kapitularz" xlink:type="simple">https://www.facebook.com/Kapitularz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ilkon</text:p>
          </table:table-cell>
          <table:table-cell table:style-name="ce1" office:value-type="string" calcext:value-type="string">
            <text:p>Piła</text:p>
          </table:table-cell>
          <table:table-cell table:style-name="ce1" office:value-type="string" calcext:value-type="string">
            <text:p>wielk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9 – 8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6" office:value-type="string" calcext:value-type="string">
            <text:p>11.09 – 13.0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6" office:value-type="string" calcext:value-type="string">
            <text:p>Yes (2020: 19.06 – 21.06 → 11.09 – 13.09 → cancelled)</text:p>
          </table:table-cell>
          <table:table-cell table:style-name="ce1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pilkon.pl/" xlink:type="simple">https://pilkon.pl/</text:a></text:p>
          </table:table-cell>
          <table:table-cell table:style-name="ce1" office:value-type="string" calcext:value-type="string">
            <text:p><text:a xlink:href="https://www.facebook.com/Pilkon.konwent/" xlink:type="simple">https://www.facebook.com/Pilkon.konwent/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Copernicon</text:p>
          </table:table-cell>
          <table:table-cell table:style-name="ce1" office:value-type="string" calcext:value-type="string">
            <text:p>Toruń</text:p>
          </table:table-cell>
          <table:table-cell table:style-name="ce1" office:value-type="string" calcext:value-type="string">
            <text:p>kujawsko-pomo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09 – 15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6" office:value-type="string" calcext:value-type="string">
            <text:p>18.09 – 20.0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1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copernicon.pl/" xlink:type="simple">https://copernicon.pl/</text:a></text:p>
          </table:table-cell>
          <table:table-cell table:style-name="ce1" office:value-type="string" calcext:value-type="string">
            <text:p><text:a xlink:href="https://www.facebook.com/copernicon.torun/" xlink:type="simple">https://www.facebook.com/copernicon.torun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hojnice Fantasy Days</text:p>
          </table:table-cell>
          <table:table-cell table:style-name="ce1" office:value-type="string" calcext:value-type="string">
            <text:p>Chojnice</text:p>
          </table:table-cell>
          <table:table-cell table:style-name="ce1" office:value-type="string" calcext:value-type="string">
            <text:p>pomorskie</text:p>
          </table:table-cell>
          <table:table-cell table:style-name="ce6" office:value-type="string" calcext:value-type="string">
            <text:p>II</text:p>
          </table:table-cell>
          <table:table-cell table:style-name="ce6" office:value-type="string" calcext:value-type="string">
            <text:p>21.09 – 22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Chojnice-Fantasy-Days-718181455181043/" xlink:type="simple">https://www.facebook.com/Chojnice-Fantasy-Days-718181455181043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Filozofikon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6" office:value-type="string" calcext:value-type="string">
            <text:p>3.0+1.0 PhilosophyCon</text:p>
          </table:table-cell>
          <table:table-cell table:style-name="ce6" office:value-type="string" calcext:value-type="string">
            <text:p>14.09 – 15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philosophycon.wixsite.com/philosophycon" xlink:type="simple">https://philosophycon.wixsite.com/philosophycon</text:a></text:p>
          </table:table-cell>
          <table:table-cell table:style-name="ce1" office:value-type="string" calcext:value-type="string">
            <text:p><text:a xlink:href="https://www.facebook.com/philosophycon" xlink:type="simple">https://www.facebook.com/philosophycon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Międzynarodowy Festiwal Komiksu i Gier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27.09 – 29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.10 – 3.10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16" office:value-type="float" office:value="31" calcext:value-type="float">
            <text:p>31</text:p>
          </table:table-cell>
          <table:table-cell table:style-name="ce1" office:value-type="string" calcext:value-type="string">
            <text:p><text:a xlink:href="https://komiksfestiwal.com/" xlink:type="simple">https://komiksfestiwal.com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Ogólnopolski Festiwal Miłośników Fantastyki - Bachanalia Fantastyczne</text:p>
          </table:table-cell>
          <table:table-cell table:style-name="ce1" office:value-type="string" calcext:value-type="string">
            <text:p>Zielona Góra</text:p>
          </table:table-cell>
          <table:table-cell table:style-name="ce1" office:value-type="string" calcext:value-type="string">
            <text:p>lubuskie</text:p>
          </table:table-cell>
          <table:table-cell table:style-name="ce7" office:value-type="float" office:value="33.3333333333333" calcext:value-type="float">
            <text:p>33 1/3</text:p>
          </table:table-cell>
          <table:table-cell table:style-name="ce13" office:value-type="string" calcext:value-type="string">
            <text:p>17.10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16" office:value-type="string" calcext:value-type="string">
            <text:p>Yes (2020: 16.10 – 18.10 → 17.10)</text:p>
          </table:table-cell>
          <table:table-cell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bachanalia.zgora.pl/" xlink:type="simple">http://bachanalia.zgora.pl/</text:a></text:p>
          </table:table-cell>
          <table:table-cell table:style-name="ce1" office:value-type="string" calcext:value-type="string">
            <text:p><text:a xlink:href="https://www.facebook.com/BachanaliaFantastyczne/" xlink:type="simple">https://www.facebook.com/BachanaliaFantastyczne/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odlaski Festiwal Anime</text:p>
          </table:table-cell>
          <table:table-cell table:style-name="ce1" office:value-type="string" calcext:value-type="string">
            <text:p>Kleosin</text:p>
          </table:table-cell>
          <table:table-cell table:style-name="ce1" office:value-type="string" calcext:value-type="string">
            <text:p>podla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8.09 – 29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podlaskifestiwalanime/" xlink:type="simple">https://www.facebook.com/podlaskifestiwalanim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HollowCon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HollowCon</text:p>
          </table:table-cell>
          <table:table-cell table:style-name="ce13" office:value-type="string" calcext:value-type="string">
            <text:p>12.10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ShinigamiNysa/" xlink:type="simple">https://www.facebook.com/ShinigamiNysa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ykon</text:p>
          </table:table-cell>
          <table:table-cell table:style-name="ce1" office:value-type="string" calcext:value-type="string">
            <text:p>Bydgoszcz</text:p>
          </table:table-cell>
          <table:table-cell table:style-name="ce1" office:value-type="string" calcext:value-type="string">
            <text:p>kujawsko-pomo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9.10 – 20.10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June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bykon.pl/" xlink:type="simple">https://www.bykon.pl/</text:a></text:p>
          </table:table-cell>
          <table:table-cell table:style-name="ce1" office:value-type="string" calcext:value-type="string">
            <text:p><text:a xlink:href="https://www.facebook.com/Bykonkonwent/" xlink:type="simple">https://www.facebook.com/Bykonkonwent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eCon Halloween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6.10 – 27.10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animecon.pl/" xlink:type="simple">https://animecon.pl/</text:a></text:p>
          </table:table-cell>
          <table:table-cell table:style-name="ce1" office:value-type="string" calcext:value-type="string">
            <text:p><text:a xlink:href="https://www.facebook.com/AnimeCon-239354246711199" xlink:type="simple">https://www.facebook.com/AnimeCon-239354246711199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Falkon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text:p>lube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8.11 – 10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5.11 – 7.11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falkon/" xlink:type="simple">http://falkon</text:a>.co/</text:p>
          </table:table-cell>
          <table:table-cell table:style-name="ce1" office:value-type="string" calcext:value-type="string">
            <text:p><text:a xlink:href="https://www.facebook.com/festiwal.falkon" xlink:type="simple">https://www.facebook.com/festiwal.falkon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Opolcon</text:p>
          </table:table-cell>
          <table:table-cell table:style-name="ce1" office:value-type="string" calcext:value-type="string">
            <text:p>Opole</text:p>
          </table:table-cell>
          <table:table-cell table:style-name="ce1" office:value-type="string" calcext:value-type="string">
            <text:p>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5.11 – 17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6" office:value-type="string" calcext:value-type="string">
            <text:p>13.11 – 15.11</text:p>
          </table:table-cell>
          <table:table-cell table:style-name="ce1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opolcon.pl/" xlink:type="simple">http://opolcon.pl/</text:a></text:p>
          </table:table-cell>
          <table:table-cell table:style-name="ce1" office:value-type="string" calcext:value-type="string">
            <text:p><text:a xlink:href="https://www.facebook.com/Opolcon/" xlink:type="simple">https://www.facebook.com/Opolcon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Elgacon</text:p>
          </table:table-cell>
          <table:table-cell table:style-name="ce1" office:value-type="string" calcext:value-type="string">
            <text:p>Płock</text:p>
          </table:table-cell>
          <table:table-cell table:style-name="ce1" office:value-type="string" calcext:value-type="string">
            <text:p>mazowieckie</text:p>
          </table:table-cell>
          <table:table-cell table:style-name="ce6" office:value-type="string" calcext:value-type="string">
            <text:p>XV</text:p>
          </table:table-cell>
          <table:table-cell table:style-name="ce6" office:value-type="string" calcext:value-type="string">
            <text:p>16.11 – 17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elgacon.pl/" xlink:type="simple">http://elgacon.pl/</text:a></text:p>
          </table:table-cell>
          <table:table-cell table:style-name="ce1" office:value-type="string" calcext:value-type="string">
            <text:p><text:a xlink:href="https://www.facebook.com/elgacon/" xlink:type="simple">https://www.facebook.com/elgacon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atsuri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9.07 – 21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3.08 – 15.08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2020: 16.07 – 18.07 → 13.08 – 15.08)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festiwal.animatsuri.pl/" xlink:type="simple">https://festiwal.animatsuri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Ikicon</text:p>
          </table:table-cell>
          <table:table-cell table:style-name="ce1" office:value-type="string" calcext:value-type="string">
            <text:p>Rzeszów</text:p>
          </table:table-cell>
          <table:table-cell table:style-name="ce1" office:value-type="string" calcext:value-type="string">
            <text:p>podkarpac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6.11 – 17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ikigai.mst.blue/" xlink:type="simple">https://ikigai.mst.blue/</text:a></text:p>
          </table:table-cell>
          <table:table-cell table:style-name="ce1" office:value-type="string" calcext:value-type="string">
            <text:p><text:a xlink:href="https://www.facebook.com/IkigaiRzeszow/" xlink:type="simple">https://www.facebook.com/IkigaiRzeszow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suru Japan Festival</text:p>
          </table:table-cell>
          <table:table-cell table:style-name="ce1" office:value-type="string" calcext:value-type="string">
            <text:p>Rybnik</text:p>
          </table:table-cell>
          <table:table-cell table:style-name="ce1" office:value-type="string" calcext:value-type="string">
            <text:p>ślą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3.11 – 24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tsuru.com.pl/" xlink:type="simple">https://tsuru.com.pl</text:a></text:p>
          </table:table-cell>
          <table:table-cell table:style-name="ce1" office:value-type="string" calcext:value-type="string">
            <text:p><text:a xlink:href="https://www.facebook.com/tsuruclub/" xlink:type="simple">https://www.facebook.com/tsuruclub/</text:a>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sja MiniCon</text:p>
          </table:table-cell>
          <table:table-cell table:style-name="ce1" office:value-type="string" calcext:value-type="string">
            <text:p>Gdynia</text:p>
          </table:table-cell>
          <table:table-cell table:style-name="ce1" office:value-type="string" calcext:value-type="string">
            <text:p>pomo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9.11 – 30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pasjaminicon.pl/" xlink:type="simple">https://pasjaminic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6" office:value-type="string" calcext:value-type="string">
            <text:p>X-Mas Time</text:p>
          </table:table-cell>
          <table:table-cell table:style-name="ce6" office:value-type="string" calcext:value-type="string">
            <text:p>30.11 – 1.12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time.popcooltura.pl/" xlink:type="simple">http://time.popcooltura.pl/</text:a></text:p>
          </table:table-cell>
          <table:table-cell table:style-name="ce1" office:value-type="string" calcext:value-type="string">
            <text:p><text:a xlink:href="https://www.facebook.com/KonwentTime/" xlink:type="simple">https://www.facebook.com/KonwentTime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Remcon</text:p>
          </table:table-cell>
          <table:table-cell table:style-name="ce1" office:value-type="string" calcext:value-type="string">
            <text:p>Gdynia</text:p>
          </table:table-cell>
          <table:table-cell table:style-name="ce1" office:value-type="string" calcext:value-type="string">
            <text:p>pomor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12 – 15.12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remcon.pl/" xlink:type="simple">https://remcon.pl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hibimatsuri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animatsuri.pl/" xlink:type="simple">https://animatsuri.pl</text:a></text:p>
          </table:table-cell>
          <table:table-cell table:style-name="ce1" office:value-type="string" calcext:value-type="string">
            <text:p><text:a xlink:href="https://www.facebook.com/Stowarzyszenie.Animatsuri" xlink:type="simple">https://www.facebook.com/Stowarzyszenie.Animatsuri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Xmascon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4.12 – 15.12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www.xmascon.funcube.pl/" xlink:type="simple">http://www.xmascon.funcube.pl/</text:a></text:p>
          </table:table-cell>
          <table:table-cell table:style-name="ce1" office:value-type="string" calcext:value-type="string">
            <text:p><text:a xlink:href="https://www.facebook.com/funcubeevents" xlink:type="simple">https://www.facebook.com/funcubeevents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ałacowy Uniwersytet Fantastyczny</text:p>
          </table:table-cell>
          <table:table-cell table:style-name="ce1" office:value-type="string" calcext:value-type="string">
            <text:p>Szczecin</text:p>
          </table:table-cell>
          <table:table-cell table:style-name="ce1" office:value-type="string" calcext:value-type="string">
            <text:p>zachodniopomorskie</text:p>
          </table:table-cell>
          <table:table-cell table:style-name="ce6" office:value-type="string" calcext:value-type="string">
            <text:p>IV</text:p>
          </table:table-cell>
          <table:table-cell table:style-name="ce6" office:value-type="float" office:value="1.02" calcext:value-type="float">
            <text:p>1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palac.szczecin.pl/category/palacowy-uniwersytet-fantastyczny/" xlink:type="simple">https://palac.szczecin.pl/category/palacowy-uniwersytet-fantastyczny/</text:a></text:p>
          </table:table-cell>
          <table:table-cell table:style-name="ce1" office:value-type="string" calcext:value-type="string">
            <text:p><text:a xlink:href="https://www.facebook.com/pufszczecin" xlink:type="simple">https://www.facebook.com/pufszczecin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OhayoCon</text:p>
          </table:table-cell>
          <table:table-cell table:style-name="ce1" office:value-type="string" calcext:value-type="string">
            <text:p>Dziergowice</text:p>
          </table:table-cell>
          <table:table-cell table:style-name="ce1" office:value-type="string" calcext:value-type="string">
            <text:p>opolski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9.02" calcext:value-type="float">
            <text:p>29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domkulturydziergowice" xlink:type="simple">https://www.facebook.com/domkulturydziergowic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e Marathon</text:p>
          </table:table-cell>
          <table:table-cell table:style-name="ce1" office:value-type="string" calcext:value-type="string">
            <text:p>Königslutter</text:p>
          </table:table-cell>
          <table:table-cell table:style-name="ce1" office:value-type="string" calcext:value-type="string">
            <text:p>Niedersach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2.04 – 14.04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4.06 – 6.06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marathon.tomodachi.de/" xlink:type="simple">https://marathon.tomodachi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e Messe Berlin</text:p>
          </table:table-cell>
          <table:table-cell table:style-name="ce1" office:value-type="string" calcext:value-type="string">
            <text:p>Potsdam</text:p>
          </table:table-cell>
          <table:table-cell table:style-name="ce1" office:value-type="string" calcext:value-type="string">
            <text:p>Branderburg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7.05 – 19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5.07 – 17.07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www.animemesse.de/" xlink:type="simple">https://www.animemesse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nga &amp; Entertainment Expo</text:p>
          </table:table-cell>
          <table:table-cell table:number-columns-repeated="2" table:style-name="ce1" office:value-type="string" calcext:value-type="string">
            <text:p>Berlin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25.10 – 27.10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2.10 – 24.10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mex-berlin.de/" xlink:type="simple">https://mex-berli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X Light</text:p>
          </table:table-cell>
          <table:table-cell table:number-columns-repeated="2" table:style-name="ce1" office:value-type="string" calcext:value-type="string">
            <text:p>Berli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19.09 – 20.09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6.06 – 27.06</text:p>
          </table:table-cell>
          <table:table-cell table:style-name="ce6" office:value-type="float" office:value="2021" calcext:value-type="float">
            <text:p>202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mex-berlin.de/mex-light/" xlink:type="simple">https://mex-berlin.de/mex-light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iMaCo</text:p>
          </table:table-cell>
          <table:table-cell table:style-name="ce1" office:value-type="string" calcext:value-type="string">
            <text:p>Bitterfeld-Wolfen</text:p>
          </table:table-cell>
          <table:table-cell table:style-name="ce1" office:value-type="string" calcext:value-type="string">
            <text:p>Sachsen-Anhalt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6.11" calcext:value-type="float">
            <text:p>16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float" office:value="24.07" calcext:value-type="float">
            <text:p>24.07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2021: 30.01 → 24.07 → cancelled)</text:p>
          </table:table-cell>
          <table:table-cell table:style-name="ce6" office:value-type="float" office:value="2021" calcext:value-type="float">
            <text:p>2021</text:p>
          </table:table-cell>
          <table:table-cell table:style-name="ce1" office:value-type="string" calcext:value-type="string">
            <text:p><text:a xlink:href="https://bimaco.de/" xlink:type="simple">https://bimaco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ipponCon</text:p>
          </table:table-cell>
          <table:table-cell table:number-columns-repeated="2" table:style-name="ce1" office:value-type="string" calcext:value-type="string">
            <text:p>Brem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6.08 – 18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9.08 – 21.08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www.nipponcon.de/" xlink:type="simple">https://www.nippon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hizuru</text:p>
          </table:table-cell>
          <table:table-cell table:style-name="ce1" office:value-type="string" calcext:value-type="string">
            <text:p>Dortmund</text:p>
          </table:table-cell>
          <table:table-cell table:style-name="ce1" office:value-type="string" calcext:value-type="string">
            <text:p>Nordrhein-Westfalen</text:p>
          </table:table-cell>
          <table:table-cell table:style-name="ce6"/>
          <table:table-cell table:style-name="ce6" office:value-type="float" office:value="6.03" calcext:value-type="float">
            <text:p>6.03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chizuru-dortmund.de/" xlink:type="simple">https://www.chizuru-dortmund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DeDeCo</text:p>
          </table:table-cell>
          <table:table-cell table:style-name="ce1" office:value-type="string" calcext:value-type="string">
            <text:p>Dresden</text:p>
          </table:table-cell>
          <table:table-cell table:style-name="ce1" office:value-type="string" calcext:value-type="string">
            <text:p>Sachse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21.02 – 23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9.02 – 21.02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1" calcext:value-type="float">
            <text:p>2021</text:p>
          </table:table-cell>
          <table:table-cell table:style-name="ce1" office:value-type="string" calcext:value-type="string">
            <text:p><text:a xlink:href="https://www.dedeco-online.de/" xlink:type="simple">https://www.dedeco-online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Dokomi</text:p>
          </table:table-cell>
          <table:table-cell table:style-name="ce1" office:value-type="string" calcext:value-type="string">
            <text:p>Düsseldorf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26.09 – 27.09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7.08 – 8.08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string" calcext:value-type="string">
            <text:p>Yes (2020: 23.05 – 24.05 → 12.09 – 13.09 → 26.09 – 27.09</text:p>
          </table:table-cell>
          <table:table-cell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dokomi.de/" xlink:type="simple">https://www.dokomi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CosDay²</text:p>
          </table:table-cell>
          <table:table-cell table:style-name="ce1" office:value-type="string" calcext:value-type="string">
            <text:p>Frankfurt am Main</text:p>
          </table:table-cell>
          <table:table-cell table:style-name="ce1" office:value-type="string" calcext:value-type="string">
            <text:p>Hessen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1.07" calcext:value-type="float">
            <text:p>21.07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7.07 – 18.07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19, 2020, 2021</text:p>
          </table:table-cell>
          <table:table-cell table:style-name="ce1" office:value-type="string" calcext:value-type="string">
            <text:p><text:a xlink:href="https://cosday.org/" xlink:type="simple">https://cosday.org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uc</text:p>
          </table:table-cell>
          <table:table-cell table:style-name="ce1" office:value-type="string" calcext:value-type="string">
            <text:p>Fürstenfeldbruck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6.04 – 28.04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9.04 – 11.04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://animuc.de/" xlink:type="simple">http://animuc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NiCon</text:p>
          </table:table-cell>
          <table:table-cell table:style-name="ce1" office:value-type="string" calcext:value-type="string">
            <text:p>Hannover</text:p>
          </table:table-cell>
          <table:table-cell table:style-name="ce1" office:value-type="string" calcext:value-type="string">
            <text:p>Niedersach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4.10 – 6.10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9.10 – 11.10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niconvention.info/" xlink:type="simple">https://niconvention.info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onnichi</text:p>
          </table:table-cell>
          <table:table-cell table:style-name="ce1" office:value-type="string" calcext:value-type="string">
            <text:p>Kassel</text:p>
          </table:table-cell>
          <table:table-cell table:style-name="ce1" office:value-type="string" calcext:value-type="string">
            <text:p>Hes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9 – 8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3.09 – 5.09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www.connichi.de/" xlink:type="simple">https://www.connichi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Manga-Comic-Convention</text:p>
          </table:table-cell>
          <table:table-cell table:style-name="ce1" office:value-type="string" calcext:value-type="string">
            <text:p>Leipzig</text:p>
          </table:table-cell>
          <table:table-cell table:style-name="ce1" office:value-type="string" calcext:value-type="string">
            <text:p>Sach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1.03 – 24.03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7.05 – 30.05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2021: 18.03 – 21.03 → 27.05 – 30.05)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www.manga-comic-con.de/" xlink:type="simple">https://www.manga-comic-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Hanami</text:p>
          </table:table-cell>
          <table:table-cell table:style-name="ce1" office:value-type="string" calcext:value-type="string">
            <text:p>Ludwigshafen</text:p>
          </table:table-cell>
          <table:table-cell table:style-name="ce1" office:value-type="string" calcext:value-type="string">
            <text:p>Rheinland-Pfalz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4.05 – 5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8.05 – 9.05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://www.hanami-ludwigshafen.de/" xlink:type="simple">http://www.hanami-ludwigshafen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AnimagiC</text:p>
          </table:table-cell>
          <table:table-cell table:style-name="ce1" office:value-type="string" calcext:value-type="string">
            <text:p>Mannheim</text:p>
          </table:table-cell>
          <table:table-cell table:style-name="ce1" office:value-type="string" calcext:value-type="string">
            <text:p>Baden-Württemberg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.08 – 4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30.07 – 1.08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animagic.de/" xlink:type="simple">https://animagic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Wie.MAI.KAI</text:p>
          </table:table-cell>
          <table:table-cell table:style-name="ce1" office:value-type="string" calcext:value-type="string">
            <text:p>Flörsheim am Main</text:p>
          </table:table-cell>
          <table:table-cell table:style-name="ce1" office:value-type="string" calcext:value-type="string">
            <text:p>Hes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2.06 – 23.06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9.06 – 20.06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2020: 13.06 – 14.06 → 7.11 – 8.11 → cancelled)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www.wiemaikai.de/" xlink:type="simple">https://www.wiemaikai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iCon</text:p>
          </table:table-cell>
          <table:table-cell table:style-name="ce1" office:value-type="string" calcext:value-type="string">
            <text:p>Würzburg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9.03 – 10.03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1.03 – 22.03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ticon-wuerzburg.de/" xlink:type="simple">https://ticon-wuerzburg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ZacKo</text:p>
          </table:table-cell>
          <table:table-cell table:style-name="ce1" office:value-type="string" calcext:value-type="string">
            <text:p>Zwickau</text:p>
          </table:table-cell>
          <table:table-cell table:style-name="ce1" office:value-type="string" calcext:value-type="string">
            <text:p>Sachsen</text:p>
          </table:table-cell>
          <table:table-cell table:style-name="ce6" office:value-type="string" calcext:value-type="string">
            <text:p>2018 (4 Runde)</text:p>
          </table:table-cell>
          <table:table-cell table:style-name="ce6" office:value-type="float" office:value="13.05" calcext:value-type="float">
            <text:p>13.05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float" office:value="27.06" calcext:value-type="float">
            <text:p>27.06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zack.ev-in-sachsen.de/MiZacKo" xlink:type="simple">http://zack.ev-in-sachsen.de/MiZacKo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-Con</text:p>
          </table:table-cell>
          <table:table-cell table:style-name="ce1" office:value-type="string" calcext:value-type="string">
            <text:p>Merzig am Saar</text:p>
          </table:table-cell>
          <table:table-cell table:style-name="ce1" office:value-type="string" calcext:value-type="string">
            <text:p>Saarland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20.10 – 21.10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j-con.saarland/" xlink:type="simple">https://www.j-con.saarland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apanisches Frühlingsfest</text:p>
          </table:table-cell>
          <table:table-cell table:style-name="ce1" office:value-type="string" calcext:value-type="string">
            <text:p>Augsburg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.05" calcext:value-type="float">
            <text:p>12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float" office:value="10.05" calcext:value-type="float">
            <text:p>10.05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www.augsburg.de/botanischergarten" xlink:type="simple">http://www.augsburg.de/botanischergarten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apantag Düsseldorf</text:p>
          </table:table-cell>
          <table:table-cell table:style-name="ce1" office:value-type="string" calcext:value-type="string">
            <text:p>Düsseldorf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5.05" calcext:value-type="float">
            <text:p>25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float" office:value="29.05" calcext:value-type="float">
            <text:p>29.05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://www.japantag-duesseldorf-nrw.de/" xlink:type="simple">http://www.japantag-duesseldorf-nrw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hisana</text:p>
          </table:table-cell>
          <table:table-cell table:style-name="ce1" office:value-type="string" calcext:value-type="string">
            <text:p>Schweinfurt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19.09 – 20.09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8.09 – 19.09</text:p>
          </table:table-cell>
          <table:table-cell table:style-name="ce6" office:value-type="float" office:value="2021" calcext:value-type="float">
            <text:p>202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chisana.de/" xlink:type="simple">https://chisana.de/</text:a></text:p>
          </table:table-cell>
          <table:table-cell table:style-name="ce1" office:value-type="string" calcext:value-type="string">
            <text:p><text:a xlink:href="https://www.facebook.com/Chisana.Schweinfurt/" xlink:type="simple">https://www.facebook.com/Chisana.Schweinfurt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omicpark</text:p>
          </table:table-cell>
          <table:table-cell table:style-name="ce1" office:value-type="string" calcext:value-type="string">
            <text:p>Erfurt</text:p>
          </table:table-cell>
          <table:table-cell table:style-name="ce1" office:value-type="string" calcext:value-type="string">
            <text:p>Thüringe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22.08 – 23.08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4.08 – 15.08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1 (Bundesgartenschau)</text:p>
          </table:table-cell>
          <table:table-cell table:style-name="ce1" office:value-type="string" calcext:value-type="string">
            <text:p><text:a xlink:href="https://www.comicpark.de/" xlink:type="simple">https://www.comicpark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in Matsuri</text:p>
          </table:table-cell>
          <table:table-cell table:style-name="ce1" office:value-type="string" calcext:value-type="string">
            <text:p>Frankfurt am Main</text:p>
          </table:table-cell>
          <table:table-cell table:style-name="ce1" office:value-type="string" calcext:value-type="string">
            <text:p>Hes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9.08 – 11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0.08 – 22.08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main-matsuri.com/" xlink:type="simple">https://www.main-matsuri.com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Contaku</text:p>
          </table:table-cell>
          <table:table-cell table:style-name="ce1" office:value-type="string" calcext:value-type="string">
            <text:p>Magdeburg</text:p>
          </table:table-cell>
          <table:table-cell table:style-name="ce1" office:value-type="string" calcext:value-type="string">
            <text:p>Sachsen-Anhalt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0.08 – 11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float" office:value="7.08" calcext:value-type="float">
            <text:p>7.08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contaku.de/" xlink:type="simple">https://www.contaku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apanfest München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.07" calcext:value-type="float">
            <text:p>21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float" office:value="19.07" calcext:value-type="float">
            <text:p>19.07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www.djg-muenchen.de/veranstaltungen/" xlink:type="simple">http://www.djg-muenchen.de/veranstaltungen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iSa-Con</text:p>
          </table:table-cell>
          <table:table-cell table:style-name="ce1" office:value-type="string" calcext:value-type="string">
            <text:p>Braunschweig</text:p>
          </table:table-cell>
          <table:table-cell table:style-name="ce1" office:value-type="string" calcext:value-type="string">
            <text:p>Niedersach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07 – 14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8.07 – 19.07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nisa-con.de/" xlink:type="simple">https://nisa-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NonkiCon</text:p>
          </table:table-cell>
          <table:table-cell table:style-name="ce1" office:value-type="string" calcext:value-type="string">
            <text:p>Speyer</text:p>
          </table:table-cell>
          <table:table-cell table:style-name="ce1" office:value-type="string" calcext:value-type="string">
            <text:p>Rheinland-Pfalz</text:p>
          </table:table-cell>
          <table:table-cell table:number-columns-repeated="3" table:style-name="ce11" office:value-type="string" calcext:value-type="string">
            <text:p>none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.07 – 3.07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www.nonki-con.de/" xlink:type="simple">https://www.nonki-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Internationaler Comic-Salon</text:p>
          </table:table-cell>
          <table:table-cell table:style-name="ce1" office:value-type="string" calcext:value-type="string">
            <text:p>Erlangen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1.05 – 3.06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1.06 – 14.06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/19</text:p>
          </table:table-cell>
          <table:table-cell table:style-name="ce1" office:value-type="string" calcext:value-type="string">
            <text:p><text:a xlink:href="https://www.comic-salon.de/de" xlink:type="simple">https://www.comic-salon.de/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Bamberg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3.07 – 14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18" office:value-type="string" calcext:value-type="string">
            <text:p>6.06 – 7.06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://www.franco-bamberg.de/" xlink:type="simple">http://www.franco-bamberg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Nippon Connection</text:p>
          </table:table-cell>
          <table:table-cell table:style-name="ce1" office:value-type="string" calcext:value-type="string">
            <text:p>Frankfurt am Main</text:p>
          </table:table-cell>
          <table:table-cell table:style-name="ce1" office:value-type="string" calcext:value-type="string">
            <text:p>Hes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8.05 – 2.06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.06 – 6.06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nipponconnection.com/de" xlink:type="simple">https://nipponconnection.com/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Japan-Filmfest</text:p>
          </table:table-cell>
          <table:table-cell table:number-columns-repeated="2" table:style-name="ce1" office:value-type="string" calcext:value-type="string">
            <text:p>Hamburg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22.05 – 26.0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string" calcext:value-type="string">
            <text:p>2020, 2021</text:p>
          </table:table-cell>
          <table:table-cell table:style-name="ce1" office:value-type="string" calcext:value-type="string">
            <text:p><text:a xlink:href="https://jffh.de/" xlink:type="simple">https://jffh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Anime-Flohmarkt</text:p>
          </table:table-cell>
          <table:table-cell table:style-name="ce1" office:value-type="string" calcext:value-type="string">
            <text:p>Berlin</text:p>
          </table:table-cell>
          <table:table-cell table:style-name="ce6" office:value-type="string" calcext:value-type="string">
            <text:p>Berli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.02" calcext:value-type="float">
            <text:p>1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float" office:value="29.01" calcext:value-type="float">
            <text:p>29.01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1" calcext:value-type="float">
            <text:p>2021</text:p>
          </table:table-cell>
          <table:table-cell table:style-name="ce1" office:value-type="string" calcext:value-type="string">
            <text:p><text:a xlink:href="https://www.anime-flohmarkt.de/" xlink:type="simple">https://www.anime-flohmarkt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MACK-Weekend</text:p>
          </table:table-cell>
          <table:table-cell table:style-name="ce1" office:value-type="string" calcext:value-type="string">
            <text:p>Kempten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1.06 – 2.06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www.mack-world.org/weekend/" xlink:type="simple">http://www.mack-world.org/weekend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Erfurt</text:p>
          </table:table-cell>
          <table:table-cell table:style-name="ce1" office:value-type="string" calcext:value-type="string">
            <text:p>Thüring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4.10 – 6.10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.10 – 4.10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mag-con.de/" xlink:type="simple">https://mag-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V-Con</text:p>
          </table:table-cell>
          <table:table-cell table:style-name="ce1" office:value-type="string" calcext:value-type="string">
            <text:p>Villingen-Schwenningen</text:p>
          </table:table-cell>
          <table:table-cell table:style-name="ce1" office:value-type="string" calcext:value-type="string">
            <text:p>Baden-Württemberg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string" calcext:value-type="string">
            <text:p>8.11 – 10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3.11 – 15.11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Yes (20.1: 22.05 – 24.05 → cancelled)</text:p>
          </table:table-cell>
          <table:table-cell table:style-name="ce6" office:value-type="string" calcext:value-type="string">
            <text:p>20.1, 20.2, 21.1</text:p>
          </table:table-cell>
          <table:table-cell table:style-name="ce1" office:value-type="string" calcext:value-type="string">
            <text:p><text:a xlink:href="http://www.v-con.info/" xlink:type="simple">http://www.v-con.info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ia Arena</text:p>
          </table:table-cell>
          <table:table-cell table:style-name="ce1" office:value-type="string" calcext:value-type="string">
            <text:p>Oschersleben</text:p>
          </table:table-cell>
          <table:table-cell table:style-name="ce1" office:value-type="string" calcext:value-type="string">
            <text:p>Sachsen-Anhalt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30.08 – 1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September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://www.asia-arena.de/" xlink:type="simple">www.asia-arena.de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OMICIADE</text:p>
          </table:table-cell>
          <table:table-cell table:style-name="ce1" office:value-type="string" calcext:value-type="string">
            <text:p>Aachen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14.04 – 15.04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5.04 – 26.04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comiciade.de/" xlink:type="simple">https://comiciade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icCon</text:p>
          </table:table-cell>
          <table:table-cell table:style-name="ce1" office:value-type="string" calcext:value-type="string">
            <text:p>Bonn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6.04 – 28.04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15.10 – 17.1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Yes (4: 17.04.2020 – 19.04.2020 → 24.07.2020 – 26.07.2020 → 15.10.2021 – 17.10.2021)</text:p>
          </table:table-cell>
          <table:table-cell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magiccon.de/" xlink:type="simple">https://www.magic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EpicCon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8.02 – 9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epiccon.de/" xlink:type="simple">http://epiccon.de/</text:a></text:p>
          </table:table-cell>
          <table:table-cell table:style-name="ce1" office:value-type="string" calcext:value-type="string">
            <text:p><text:a xlink:href="https://www.facebook.com/EpicCon.Germany/" xlink:type="simple">https://www.facebook.com/EpicCon.Germany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e Messe Chemnitz</text:p>
          </table:table-cell>
          <table:table-cell table:style-name="ce1" office:value-type="string" calcext:value-type="string">
            <text:p>Chemnitz</text:p>
          </table:table-cell>
          <table:table-cell table:style-name="ce1" office:value-type="string" calcext:value-type="string">
            <text:p>Sachse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.01" calcext:value-type="float">
            <text:p>11.01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16.01 – 17.01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1" calcext:value-type="float">
            <text:p>2021</text:p>
          </table:table-cell>
          <table:table-cell table:style-name="ce1" office:value-type="string" calcext:value-type="string">
            <text:p><text:a xlink:href="https://www.animemesse-chemnitz.de/" xlink:type="simple">https://www.animemesse-chemnitz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Xmas Con</text:p>
          </table:table-cell>
          <table:table-cell table:style-name="ce1" office:value-type="string" calcext:value-type="string">
            <text:p>Coburg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0.11" calcext:value-type="float">
            <text:p>30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float" office:value="4.12" calcext:value-type="float">
            <text:p>4.12</text:p>
          </table:table-cell>
          <table:table-cell table:style-name="ce6" office:value-type="float" office:value="2021" calcext:value-type="float">
            <text:p>2021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xmas-con.de/" xlink:type="simple">https://xmas-con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kana Matsuri</text:p>
          </table:table-cell>
          <table:table-cell table:number-columns-repeated="2" table:style-name="ce1" office:value-type="string" calcext:value-type="string">
            <text:p>Berli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.11" calcext:value-type="float">
            <text:p>23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sakana-matsuri.de/" xlink:type="simple">https://www.sakana-matsuri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CosConNect</text:p>
          </table:table-cell>
          <table:table-cell table:style-name="ce1" office:value-type="string" calcext:value-type="string">
            <text:p>Reilingen</text:p>
          </table:table-cell>
          <table:table-cell table:style-name="ce1" office:value-type="string" calcext:value-type="string">
            <text:p>Baden-Württemberg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21.10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cosconnect.jimdosite.com/" xlink:type="simple">https://cosconnect.jimdosite.com/</text:a></text:p>
          </table:table-cell>
          <table:table-cell table:style-name="ce1" office:value-type="string" calcext:value-type="string">
            <text:p><text:a xlink:href="https://www.facebook.com/cosconnectofficial/" xlink:type="simple">https://www.facebook.com/cosconnectofficial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hiroCo</text:p>
          </table:table-cell>
          <table:table-cell table:style-name="ce1" office:value-type="string" calcext:value-type="string">
            <text:p>Zwickau</text:p>
          </table:table-cell>
          <table:table-cell table:style-name="ce1" office:value-type="string" calcext:value-type="string">
            <text:p>Sach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1.09 – 22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shiroco-zwickau.de/" xlink:type="simple">https://www.shiroco-zwickau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me Festival</text:p>
          </table:table-cell>
          <table:table-cell table:style-name="ce1" office:value-type="string" calcext:value-type="string">
            <text:p>Freiburg im Breisgau</text:p>
          </table:table-cell>
          <table:table-cell table:style-name="ce1" office:value-type="string" calcext:value-type="string">
            <text:p>Baden-Württemberg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0.09 – 22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anceled</text:p>
          </table:table-cell>
          <table:table-cell table:style-name="ce6" office:value-type="string" calcext:value-type="string">
            <text:p>28.11 – 29.11</text:p>
          </table:table-cell>
          <table:table-cell table:style-name="ce6" office:value-type="float" office:value="2020" calcext:value-type="float">
            <text:p>2020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<text:a xlink:href="https://www.animefestival.de/" xlink:type="simple">https://www.animefestival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niRo Con</text:p>
          </table:table-cell>
          <table:table-cell table:style-name="ce1" office:value-type="string" calcext:value-type="string">
            <text:p>Siegen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1.08" calcext:value-type="float">
            <text:p>31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events/bluebox-siegen/aniro-con-siegen/2262151524007805/" xlink:type="simple">https://www.facebook.com/events/bluebox-siegen/aniro-con-siegen/2262151524007805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MT XL</text:p>
          </table:table-cell>
          <table:table-cell table:style-name="ce1" office:value-type="string" calcext:value-type="string">
            <text:p>Siegen</text:p>
          </table:table-cell>
          <table:table-cell table:style-name="ce1" office:value-type="string" calcext:value-type="string">
            <text:p>Nordrhein-Westfal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3.07" calcext:value-type="float">
            <text:p>13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samtxl.de/" xlink:type="simple">http://samtxl.de/</text:a></text:p>
          </table:table-cell>
          <table:table-cell table:style-name="ce1" office:value-type="string" calcext:value-type="string">
            <text:p><text:a xlink:href="https://www.facebook.com/SAMTSiegen/" xlink:type="simple">https://www.facebook.com/SAMTSiegen/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FaRK</text:p>
          </table:table-cell>
          <table:table-cell table:style-name="ce1" office:value-type="string" calcext:value-type="string">
            <text:p>Schiffweiler</text:p>
          </table:table-cell>
          <table:table-cell table:style-name="ce1" office:value-type="string" calcext:value-type="string">
            <text:p>Saarland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23.08 – 25.08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string" calcext:value-type="string">
            <text:p>26.08 – 28.08</text:p>
          </table:table-cell>
          <table:table-cell table:style-name="ce6" office:value-type="float" office:value="2022" calcext:value-type="float">
            <text:p>2022</text:p>
          </table:table-cell>
          <table:table-cell table:style-name="ce17" office:value-type="string" calcext:value-type="string">
            <text:p>–</text:p>
          </table:table-cell>
          <table:table-cell table:style-name="ce6" office:value-type="float" office:value="2021" calcext:value-type="float">
            <text:p>2021</text:p>
          </table:table-cell>
          <table:table-cell table:style-name="ce1" office:value-type="string" calcext:value-type="string">
            <text:p><text:a xlink:href="https://fark-messe.de/" xlink:type="simple">https://fark-messe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CoAket</text:p>
          </table:table-cell>
          <table:table-cell table:number-columns-repeated="2" table:style-name="ce1" office:value-type="string" calcext:value-type="string">
            <text:p>Hambur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2.02 – 23.02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coaket.com/" xlink:type="simple">https://coaket.com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Festival Fantasia</text:p>
          </table:table-cell>
          <table:table-cell table:style-name="ce1" office:value-type="string" calcext:value-type="string">
            <text:p>Magdeburg</text:p>
          </table:table-cell>
          <table:table-cell table:style-name="ce1" office:value-type="string" calcext:value-type="string">
            <text:p>Sachsen-Anhalt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6.07 – 8.07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estival-fantasia.de/" xlink:type="simple">https://www.festival-fantasia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OtaCon</text:p>
          </table:table-cell>
          <table:table-cell table:style-name="ce1" office:value-type="string" calcext:value-type="string">
            <text:p>Nürnberg</text:p>
          </table:table-cell>
          <table:table-cell table:style-name="ce1" office:value-type="string" calcext:value-type="string">
            <text:p>Bayer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.11" calcext:value-type="float">
            <text:p>23.1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www.facebook.com/OtaconNBG" xlink:type="simple">https://www.facebook.com/OtaconNBG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apanfieber Convention</text:p>
          </table:table-cell>
          <table:table-cell table:style-name="ce1" office:value-type="string" calcext:value-type="string">
            <text:p>Remagen</text:p>
          </table:table-cell>
          <table:table-cell table:style-name="ce1" office:value-type="string" calcext:value-type="string">
            <text:p>Rheinland-Pfalz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9.01" calcext:value-type="float">
            <text:p>19.01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arpmuseum.org/veranstaltungen/detail/japanfieber-convention-1024.html" xlink:type="simple">https://arpmuseum.org/veranstaltungen/detail/japanfieber-convention-1024.html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apantag Frankfurt</text:p>
          </table:table-cell>
          <table:table-cell table:style-name="ce1" office:value-type="string" calcext:value-type="string">
            <text:p>Frankfurt am Main</text:p>
          </table:table-cell>
          <table:table-cell table:style-name="ce1" office:value-type="string" calcext:value-type="string">
            <text:p>Hessen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1.09" calcext:value-type="float">
            <text:p>21.09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Announced</text:p>
          </table:table-cell>
          <table:table-cell table:style-name="ce6" office:value-type="float" office:value="18.09" calcext:value-type="float">
            <text:p>18.09</text:p>
          </table:table-cell>
          <table:table-cell table:style-name="ce6" office:value-type="float" office:value="2021" calcext:value-type="float">
            <text:p>202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s://japantag.djg-frankfurt.de/" xlink:type="simple">https://japantag.djg-frankfurt.de/</text:a></text:p>
          </table:table-cell>
          <table:table-cell table:style-name="ce17" office:value-type="string" calcext:value-type="string">
            <text:p>–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JapanFestival</text:p>
          </table:table-cell>
          <table:table-cell table:number-columns-repeated="2" table:style-name="ce1" office:value-type="string" calcext:value-type="string">
            <text:p>Berlin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25.01 – 26.01</text:p>
          </table:table-cell>
          <table:table-cell table:style-name="ce6" office:value-type="float" office:value="2020" calcext:value-type="float">
            <text:p>2020</text:p>
          </table:table-cell>
          <table:table-cell table:style-name="ce1" office:value-type="string" calcext:value-type="string">
            <text:p>Not announced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" office:value-type="string" calcext:value-type="string">
            <text:p><text:a xlink:href="http://www.japanfestival.de/" xlink:type="simple">http://www.japanfestival.de/</text:a>\</text:p>
          </table:table-cell>
          <table:table-cell table:style-name="ce1" office:value-type="string" calcext:value-type="string">
            <text:p><text:a xlink:href="https://www.facebook.com/JapanFestivalBerlin" xlink:type="simple">https://www.facebook.com/JapanFestivalBerlin</text:a></text:p>
          </table:table-cell>
          <table:table-cell table:style-name="ce1" table:content-validation-name="val1" office:value-type="string" calcext:value-type="string">
            <text:p>No</text:p>
          </table:table-cell>
        </table:table-row>
        <table:table-row table:style-name="ro1" table:number-rows-repeated="104846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2021-06-03'.A1:'2021-06-03'.N11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Sarasa Mono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arasa Mono SC" style:font-family-asian="'Sarasa Mono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7:22:37.365957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10:49:27.531006654</meta:creation-date>
    <dc:date>2024-09-08T17:22:55.970695746</dc:date>
    <meta:editing-duration>PT14H50M7S</meta:editing-duration>
    <meta:editing-cycles>874</meta:editing-cycles>
    <meta:generator>LibreOffice/24.8.0.3$Linux_X86_64 LibreOffice_project/480$Build-3</meta:generator>
    <meta:document-statistic meta:table-count="1" meta:cell-count="1595" meta:object-count="0"/>
  </office:meta>
</office:document-meta>
</file>